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4f23"/>
    </style:style>
    <style:style style:name="P2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Title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Title">
      <style:text-properties style:text-underline-style="solid" style:text-underline-width="auto" style:text-underline-color="font-color" fo:font-weight="normal" officeooo:paragraph-rsid="00124f23" style:font-weight-asian="normal" style:font-weight-complex="normal"/>
    </style:style>
    <style:style style:name="P5" style:family="paragraph" style:parent-style-name="Text_20_body">
      <style:text-properties style:font-name="sans-serif" fo:font-size="15pt" style:text-underline-style="none" fo:font-weight="normal" officeooo:rsid="00124f23" officeooo:paragraph-rsid="00124f23" style:font-weight-asian="normal" style:font-weight-complex="normal"/>
    </style:style>
    <style:style style:name="P6" style:family="paragraph" style:parent-style-name="Text_20_body">
      <style:text-properties officeooo:rsid="00142185" officeooo:paragraph-rsid="00142185"/>
    </style:style>
    <style:style style:name="P7" style:family="paragraph" style:parent-style-name="Text_20_body">
      <style:text-properties officeooo:rsid="0017d472" officeooo:paragraph-rsid="0017d472"/>
    </style:style>
    <style:style style:name="P8" style:family="paragraph" style:parent-style-name="Heading_20_1">
      <style:paragraph-properties fo:break-before="page"/>
      <style:text-properties fo:font-weight="normal" officeooo:rsid="0012a0d8" officeooo:paragraph-rsid="0012a0d8" style:font-weight-asian="normal" style:font-weight-complex="normal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officeooo:rsid="00124f23"/>
    </style:style>
    <style:style style:name="T3" style:family="text">
      <style:text-properties style:font-name="sans-serif" fo:font-size="15pt" style:text-underline-style="none" fo:font-weight="normal" officeooo:rsid="00124f23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a0d8" style:font-weight-asian="normal" style:font-weight-complex="normal"/>
    </style:style>
    <style:style style:name="T6" style:family="text">
      <style:text-properties fo:font-weight="normal" officeooo:rsid="0015ddb7" style:font-weight-asian="normal" style:font-weight-complex="normal"/>
    </style:style>
    <style:style style:name="T7" style:family="text">
      <style:text-properties fo:font-weight="normal" officeooo:rsid="001810b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4S765 </text:p>
      <text:p text:style-name="P4">Game Engine Optimisation</text:p>
      <text:p text:style-name="P3">Extend the functionality or realism of a physics engine</text:p>
      <text:p text:style-name="P2"/>
      <text:p text:style-name="P5">(Your changes to the engine should be mapped onto the Python API in PGE to allow for ease of use and testing.)</text:p>
      <text:p text:style-name="P5"/>
      <text:p text:style-name="P5">(For each improvement you make you should generate simple Python test cases to demonstrateyour code is working.)</text:p>
      <text:p text:style-name="P5"/>
      <text:p text:style-name="P1"><text:span text:style-name="T3">(Y</text:span><text:span text:style-name="T1">our report must consist of a program listing, a line by commentary of any changes made andappropriate screen shots.The word count is 2000 words which does not include any code.</text:span><text:span text:style-name="T2">)</text:span></text:p>
      <text:h text:style-name="P8" text:outline-level="1">Introduction</text:h>
      <text:p text:style-name="P6"><text:span text:style-name="T5">T</text:span><text:span text:style-name="T4">he requirements of this coursework involves the expansion of PGE (Physics Game Engine) and displaying the added features within our own .PY game. Rotating 2D polygons is a part of the expansion, </text:span><text:span text:style-name="T6">which effectively tests the object collision since another requirement involves the optimisation of object interpenetration.</text:span></text:p>
      <text:p text:style-name="P7"><text:span text:style-name="T6">A</text:span><text:span text:style-name="T4">dditionally, the improvements to the Physics Game Engine </text:span><text:span text:style-name="T7">must be tested which will demonstrates my code is wor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11:38.158101276</meta:creation-date>
    <dc:date>2020-03-04T13:07:57.719652697</dc:date>
    <meta:editing-duration>PT57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9" meta:word-count="148" meta:character-count="936" meta:non-whitespace-character-count="796"/>
  </office:meta>
</office:document-meta>
</file>